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4586" draw:marker-start-width="0.35cm" draw:marker-end-width="0.35cm" draw:fill="none" draw:textarea-horizontal-align="justify" draw:textarea-vertical-align="middle" draw:auto-grow-height="false" fo:min-height="4cm" fo:min-width="4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4586" draw:marker-start-width="0.35cm" draw:marker-end-width="0.35cm" draw:fill="none" draw:textarea-horizontal-align="justify" draw:textarea-vertical-align="middle" draw:auto-grow-height="false" fo:min-height="3.9cm" fo:min-width="3.9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579d1c" draw:marker-start-width="0.35cm" draw:marker-end="Arrowheads_20_3" draw:marker-end-width="0.35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ff420e" draw:marker-start-width="0.35cm" draw:marker-end="Arrowheads_20_3" draw:marker-end-width="0.35cm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4586" draw:marker-start-width="0.35cm" draw:marker-end="Arrowheads_20_3" draw:marker-end-width="0.35cm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marker-end="Arrowheads_20_4" draw:marker-end-width="0.3cm" draw:fill="none" draw:textarea-vertical-align="middle"/>
    </style:style>
    <style:style style:name="gr7" style:family="graphic" style:parent-style-name="standard">
      <style:graphic-properties draw:stroke="dash" draw:stroke-dash="Dash" svg:stroke-width="0.1cm" svg:stroke-color="#ff420e" draw:marker-start-width="0.35cm" draw:marker-end-width="0.35cm" svg:stroke-linecap="butt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dash" draw:stroke-dash="Dash" svg:stroke-width="0.1cm" svg:stroke-color="#ff420e" draw:marker-start-width="0.35cm" draw:marker-end="Arrowheads_20_3" draw:marker-end-width="0.35cm" svg:stroke-linecap="butt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ff420e" draw:marker-start-width="0.35cm" draw:marker-end="Arrowheads_20_3" draw:marker-end-width="0.35cm" draw:fill-color="#004586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134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4586"/>
      <style:paragraph-properties fo:text-align="center"/>
    </style:style>
    <style:style style:name="P4" style:family="paragraph">
      <style:paragraph-properties fo:margin-left="0.1cm" fo:margin-right="0cm" fo:text-align="center" fo:text-indent="0cm"/>
      <style:text-properties fo:color="#004586" loext:opacity="100%" fo:font-weight="bold"/>
    </style:style>
    <style:style style:name="P5" style:family="paragraph">
      <loext:graphic-properties draw:fill="none" draw:fill-color="#ffffff"/>
      <style:paragraph-properties fo:margin-left="0.1cm" fo:margin-right="0cm" fo:text-align="center" fo:text-indent="0cm"/>
      <style:text-properties fo:color="#004586" loext:opacity="100%" fo:font-weight="bold"/>
    </style:style>
    <style:style style:name="P6" style:family="paragraph">
      <style:paragraph-properties fo:margin-left="0.1cm" fo:margin-right="0cm" fo:text-align="center" fo:text-indent="0cm"/>
      <style:text-properties fo:color="#579d1c" loext:opacity="100%" fo:font-weight="bold"/>
    </style:style>
    <style:style style:name="P7" style:family="paragraph">
      <loext:graphic-properties draw:fill="none" draw:fill-color="#ffffff"/>
      <style:paragraph-properties fo:margin-left="0.1cm" fo:margin-right="0cm" fo:text-align="center" fo:text-indent="0cm"/>
      <style:text-properties fo:color="#579d1c" loext:opacity="100%" fo:font-weight="bold"/>
    </style:style>
    <style:style style:name="P8" style:family="paragraph">
      <style:paragraph-properties fo:margin-left="0.1cm" fo:margin-right="0cm" fo:text-align="center" fo:text-indent="0cm"/>
      <style:text-properties fo:color="#ff420e" loext:opacity="100%" fo:font-weight="bold"/>
    </style:style>
    <style:style style:name="P9" style:family="paragraph">
      <loext:graphic-properties draw:fill="none" draw:fill-color="#ffffff"/>
      <style:paragraph-properties fo:margin-left="0.1cm" fo:margin-right="0cm" fo:text-align="center" fo:text-indent="0cm"/>
      <style:text-properties fo:color="#ff420e" loext:opacity="100%" fo:font-weight="bold"/>
    </style:style>
    <style:style style:name="P10" style:family="paragraph">
      <style:text-properties fo:color="#004586" loext:opacity="100%" fo:font-weight="bold"/>
    </style:style>
    <style:style style:name="P11" style:family="paragraph">
      <loext:graphic-properties draw:fill="none" draw:fill-color="#ffffff"/>
      <style:text-properties fo:color="#004586" loext:opacity="100%" fo:font-weight="bold"/>
    </style:style>
    <style:style style:name="T1" style:family="text">
      <style:text-properties style:text-position="0% 100%"/>
    </style:style>
    <style:style style:name="T2" style:family="text">
      <style:text-properties style:text-position="-8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5cm" svg:height="4.25cm" svg:x="4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5cm" svg:height="4.25cm" svg:x="12.5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.5cm" svg:height="4.25cm" svg:x="12.5cm" svg:y="14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line-skew="0cm -1.7cm" svg:x1="8.5cm" svg:y1="8.625cm" svg:x2="14.75cm" svg:y2="6.5cm" draw:start-shape="id1" draw:start-glue-point="1" draw:end-shape="id2" draw:end-glue-point="0" svg:d="M8500 8625h2000v-4375h4250v2250" svg:viewBox="0 0 6251 4376">
          <text:p/>
        </draw:connector>
        <draw:connector draw:style-name="gr4" draw:text-style-name="P2" draw:layer="layout" svg:x1="14.75cm" svg:y1="10.75cm" svg:x2="14.75cm" svg:y2="14cm" draw:start-shape="id2" draw:start-glue-point="2" draw:end-shape="id3" draw:end-glue-point="0" svg:d="M14750 10750v3250" svg:viewBox="0 0 1 3251">
          <text:p/>
        </draw:connector>
        <draw:connector draw:style-name="gr3" draw:text-style-name="P2" draw:layer="layout" draw:line-skew="-0.7cm" svg:x1="12.5cm" svg:y1="16.125cm" svg:x2="12.5cm" svg:y2="8.625cm" draw:start-shape="id3" draw:start-glue-point="3" draw:end-shape="id2" draw:end-glue-point="3" svg:d="M12500 16125h-1250v-7500h1250" svg:viewBox="0 0 1251 7501">
          <text:p/>
        </draw:connector>
        <draw:connector draw:style-name="gr3" draw:text-style-name="P2" draw:layer="layout" svg:x1="17cm" svg:y1="8.625cm" svg:x2="20.2cm" svg:y2="8.625cm" draw:start-shape="id2" draw:start-glue-point="1" svg:d="M17000 8625h3200" svg:viewBox="0 0 3201 1">
          <text:p/>
        </draw:connector>
        <draw:connector draw:style-name="gr5" draw:text-style-name="P2" draw:layer="layout" draw:line-skew="-0.834cm" svg:x1="2.258cm" svg:y1="2.717cm" svg:x2="6.25cm" svg:y2="6.5cm" draw:end-shape="id1" draw:end-glue-point="0" svg:d="M2258 2717v783h3992v3000" svg:viewBox="0 0 3993 3784">
          <text:p/>
        </draw:connector>
        <draw:connector draw:style-name="gr6" draw:text-style-name="P1" xml:id="id4" draw:id="id4" draw:layer="layout" svg:x1="6.25cm" svg:y1="21.5cm" svg:x2="6.25cm" svg:y2="21.5cm" svg:d="M6250 21500z" svg:viewBox="0 0 1 1">
          <text:p/>
        </draw:connector>
        <draw:connector draw:style-name="gr7" draw:text-style-name="P2" xml:id="id5" draw:id="id5" draw:layer="layout" svg:x1="6.25cm" svg:y1="21.5cm" svg:x2="14.75cm" svg:y2="21.5cm" draw:start-shape="id4" draw:start-glue-point="0" svg:d="M6250 21500h8500" svg:viewBox="0 0 8501 1">
          <text:p/>
        </draw:connector>
        <draw:connector draw:style-name="gr8" draw:text-style-name="P2" draw:layer="layout" svg:x1="10.5cm" svg:y1="21.5cm" svg:x2="10.477cm" svg:y2="25.153cm" draw:start-shape="id5" draw:start-glue-point="0" svg:d="M10500 21500v2102h-23v1551" svg:viewBox="0 0 24 3654">
          <text:p/>
        </draw:connector>
        <draw:connector draw:style-name="gr9" draw:text-style-name="P3" draw:layer="layout" svg:x1="6.25cm" svg:y1="10.75cm" svg:x2="6.25cm" svg:y2="21.5cm" draw:start-shape="id1" draw:start-glue-point="2" draw:end-shape="id4" draw:end-glue-point="0" svg:d="M6250 10750v10750" svg:viewBox="0 0 1 10751">
          <text:p/>
        </draw:connector>
        <draw:connector draw:style-name="gr4" draw:text-style-name="P2" draw:layer="layout" svg:x1="14.75cm" svg:y1="18.25cm" svg:x2="14.75cm" svg:y2="21.5cm" draw:start-shape="id3" draw:start-glue-point="2" svg:d="M14750 18250v3250" svg:viewBox="0 0 1 3251">
          <text:p/>
        </draw:connector>
        <draw:frame draw:style-name="gr10" draw:text-style-name="P5" draw:layer="layout" svg:width="6.7cm" svg:height="2.384cm" svg:x="1.3cm" svg:y="1.4cm">
          <draw:text-box>
            <text:p text:style-name="P4"><text:span text:style-name="T1">F</text:span><text:span text:style-name="T2">in</text:span><text:span text:style-name="T1">=10000 ton/día</text:span></text:p>
            <text:p text:style-name="P4"><text:span text:style-name="T1">w</text:span><text:span text:style-name="T2">in</text:span>=0.01</text:p>
          </draw:text-box>
        </draw:frame>
        <draw:frame draw:style-name="gr10" draw:text-style-name="P7" draw:layer="layout" svg:width="3cm" svg:height="2.384cm" svg:x="11.25cm" svg:y="1.75cm">
          <draw:text-box>
            <text:p text:style-name="P6"><text:span text:style-name="T1">F</text:span><text:span text:style-name="T2">C1</text:span><text:span text:style-name="T1">=?</text:span></text:p>
            <text:p text:style-name="P6"><text:span text:style-name="T1">w</text:span><text:span text:style-name="T2">C1</text:span>=0.1</text:p>
          </draw:text-box>
        </draw:frame>
        <draw:frame draw:style-name="gr10" draw:text-style-name="P7" draw:layer="layout" svg:width="3cm" svg:height="2.384cm" svg:x="17cm" svg:y="6.5cm">
          <draw:text-box>
            <text:p text:style-name="P6"><text:span text:style-name="T1">F</text:span><text:span text:style-name="T2">C2</text:span><text:span text:style-name="T1">=?</text:span></text:p>
            <text:p text:style-name="P6"><text:span text:style-name="T1">w</text:span><text:span text:style-name="T2">C2</text:span>=0.3</text:p>
          </draw:text-box>
        </draw:frame>
        <draw:frame draw:style-name="gr10" draw:text-style-name="P7" draw:layer="layout" svg:width="3.6cm" svg:height="2.384cm" svg:x="7.5cm" svg:y="12cm">
          <draw:text-box>
            <text:p text:style-name="P6"><text:span text:style-name="T1">F</text:span><text:span text:style-name="T2">CR</text:span><text:span text:style-name="T1">=?</text:span></text:p>
            <text:p text:style-name="P6"><text:span text:style-name="T1">w</text:span><text:span text:style-name="T2">CR</text:span>=0.05</text:p>
          </draw:text-box>
        </draw:frame>
        <draw:frame draw:style-name="gr10" draw:text-style-name="P9" draw:layer="layout" svg:width="3.5cm" svg:height="2.384cm" svg:x="2.5cm" svg:y="14.366cm">
          <draw:text-box>
            <text:p text:style-name="P8"><text:span text:style-name="T1">F</text:span><text:span text:style-name="T2">T1</text:span><text:span text:style-name="T1">=?</text:span></text:p>
            <text:p text:style-name="P8"><text:span text:style-name="T1">w</text:span><text:span text:style-name="T2">T1</text:span>=0.001</text:p>
          </draw:text-box>
        </draw:frame>
        <draw:frame draw:style-name="gr10" draw:text-style-name="P9" draw:layer="layout" svg:width="3.5cm" svg:height="2.384cm" svg:x="14.75cm" svg:y="11.366cm">
          <draw:text-box>
            <text:p text:style-name="P8"><text:span text:style-name="T1">F</text:span><text:span text:style-name="T2">T2</text:span><text:span text:style-name="T1">=?</text:span></text:p>
            <text:p text:style-name="P8"><text:span text:style-name="T1">w</text:span><text:span text:style-name="T2">T2</text:span>=0.01</text:p>
          </draw:text-box>
        </draw:frame>
        <draw:frame draw:style-name="gr10" draw:text-style-name="P9" draw:layer="layout" svg:width="4cm" svg:height="2.384cm" svg:x="14.75cm" svg:y="18.616cm">
          <draw:text-box>
            <text:p text:style-name="P8"><text:span text:style-name="T1">F</text:span><text:span text:style-name="T2">TR</text:span><text:span text:style-name="T1">=?</text:span></text:p>
            <text:p text:style-name="P8"><text:span text:style-name="T1">w</text:span><text:span text:style-name="T2">TR</text:span>=0.001</text:p>
          </draw:text-box>
        </draw:frame>
        <draw:frame draw:style-name="gr11" draw:text-style-name="P11" draw:layer="layout" svg:width="2.758cm" svg:height="0.962cm" svg:x="4.25cm" svg:y="8.144cm">
          <draw:text-box>
            <text:p text:style-name="P10">Celda 1</text:p>
          </draw:text-box>
        </draw:frame>
        <draw:frame draw:style-name="gr11" draw:text-style-name="P11" draw:layer="layout" svg:width="2.758cm" svg:height="0.962cm" svg:x="12.742cm" svg:y="8.288cm">
          <draw:text-box>
            <text:p text:style-name="P10">Celda 2</text:p>
          </draw:text-box>
        </draw:frame>
        <draw:frame draw:style-name="gr12" draw:text-style-name="P11" draw:layer="layout" svg:width="3.258cm" svg:height="1.673cm" svg:x="12.742cm" svg:y="15.75cm">
          <draw:text-box>
            <text:p text:style-name="P10">Celda 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1013 1130" svg:d="M1009 1050l-449-1008-22-30-29-12-34 12-21 26-449 1012-5 13v8l5 21 12 21 17 13 21 4h903l21-4 21-13 9-21 4-21v-8z"/>
    <draw:marker draw:name="Arrowheads_20_4" draw:display-name="Arrowheads 4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6-11T17:43:33.348638027</meta:creation-date>
    <dc:date>2025-06-11T18:42:35.574091859</dc:date>
    <meta:editing-duration>PT38M6S</meta:editing-duration>
    <meta:editing-cycles>5</meta:editing-cycles>
    <meta:generator>LibreOffice/7.3.7.2$Linux_X86_64 LibreOffice_project/30$Build-2</meta:generator>
    <meta:document-statistic meta:object-count="23"/>
  </office:meta>
</office:document-meta>
</file>